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19f"/>
    </style:style>
    <style:style style:name="P2" style:family="paragraph" style:parent-style-name="Standard">
      <style:text-properties officeooo:rsid="0012319f" officeooo:paragraph-rsid="0012319f"/>
    </style:style>
    <style:style style:name="P3" style:family="paragraph" style:parent-style-name="Standard">
      <style:text-properties officeooo:rsid="00141450" officeooo:paragraph-rsid="00141450"/>
    </style:style>
    <style:style style:name="P4" style:family="paragraph" style:parent-style-name="Standard">
      <style:text-properties officeooo:rsid="00141450" officeooo:paragraph-rsid="0019e9a5"/>
    </style:style>
    <style:style style:name="P5" style:family="paragraph" style:parent-style-name="Standard" style:list-style-name="L1">
      <style:text-properties officeooo:paragraph-rsid="0019e9a5"/>
    </style:style>
    <style:style style:name="P6" style:family="paragraph" style:parent-style-name="Standard" style:list-style-name="L1">
      <style:text-properties officeooo:rsid="00167e25" officeooo:paragraph-rsid="00167e25"/>
    </style:style>
    <style:style style:name="P7" style:family="paragraph" style:parent-style-name="Standard" style:list-style-name="L1">
      <style:text-properties officeooo:rsid="00167e25" officeooo:paragraph-rsid="001dacc9"/>
    </style:style>
    <style:style style:name="P8" style:family="paragraph" style:parent-style-name="Standard" style:list-style-name="L1">
      <style:text-properties officeooo:rsid="00167e25" officeooo:paragraph-rsid="00253f0f"/>
    </style:style>
    <style:style style:name="P9" style:family="paragraph" style:parent-style-name="Standard" style:list-style-name="L1">
      <style:text-properties officeooo:rsid="001bd807" officeooo:paragraph-rsid="001bd807"/>
    </style:style>
    <style:style style:name="P10" style:family="paragraph" style:parent-style-name="Standard" style:list-style-name="L1">
      <style:text-properties officeooo:rsid="001dacc9" officeooo:paragraph-rsid="00167e25"/>
    </style:style>
    <style:style style:name="P11" style:family="paragraph" style:parent-style-name="Standard" style:list-style-name="L1">
      <style:text-properties officeooo:rsid="0019e9a5" officeooo:paragraph-rsid="0019e9a5"/>
    </style:style>
    <style:style style:name="P12" style:family="paragraph" style:parent-style-name="Standard" style:list-style-name="L1">
      <style:text-properties officeooo:rsid="0019e9a5" officeooo:paragraph-rsid="001ba190"/>
    </style:style>
    <style:style style:name="P13" style:family="paragraph" style:parent-style-name="Standard" style:list-style-name="L1">
      <style:text-properties officeooo:rsid="001d4636" officeooo:paragraph-rsid="001d4636"/>
    </style:style>
    <style:style style:name="P14" style:family="paragraph" style:parent-style-name="Standard" style:list-style-name="L2">
      <style:text-properties officeooo:rsid="00141450" officeooo:paragraph-rsid="00141450"/>
    </style:style>
    <style:style style:name="P15" style:family="paragraph" style:parent-style-name="Standard" style:list-style-name="L2">
      <style:text-properties officeooo:rsid="00141450" officeooo:paragraph-rsid="0019e9a5"/>
    </style:style>
    <style:style style:name="P16" style:family="paragraph" style:parent-style-name="Standard" style:list-style-name="L2">
      <style:text-properties officeooo:rsid="001ba190" officeooo:paragraph-rsid="001ba190"/>
    </style:style>
    <style:style style:name="P17" style:family="paragraph" style:parent-style-name="Standard" style:list-style-name="L2">
      <style:text-properties officeooo:rsid="001e19d0" officeooo:paragraph-rsid="001e19d0"/>
    </style:style>
    <style:style style:name="P18" style:family="paragraph" style:parent-style-name="Standard" style:list-style-name="L1">
      <style:text-properties officeooo:rsid="001c5ab3" officeooo:paragraph-rsid="001c5ab3"/>
    </style:style>
    <style:style style:name="P19" style:family="paragraph" style:parent-style-name="Standard" style:list-style-name="L1">
      <style:text-properties officeooo:rsid="00221f96" officeooo:paragraph-rsid="00221f96"/>
    </style:style>
    <style:style style:name="P20" style:family="paragraph" style:parent-style-name="Standard" style:list-style-name="L1">
      <style:text-properties officeooo:rsid="00235110" officeooo:paragraph-rsid="00270ac2"/>
    </style:style>
    <style:style style:name="P21" style:family="paragraph" style:parent-style-name="Standard" style:list-style-name="L1">
      <style:text-properties officeooo:rsid="00253f0f" officeooo:paragraph-rsid="00253f0f"/>
    </style:style>
    <style:style style:name="P22" style:family="paragraph" style:parent-style-name="Standard">
      <style:text-properties officeooo:rsid="00272e24" officeooo:paragraph-rsid="00272e24"/>
    </style:style>
    <style:style style:name="P23" style:family="paragraph" style:parent-style-name="Standard" style:list-style-name="L1">
      <style:text-properties officeooo:rsid="0029393f" officeooo:paragraph-rsid="0029393f"/>
    </style:style>
    <style:style style:name="P24" style:family="paragraph" style:parent-style-name="Standard">
      <style:text-properties officeooo:rsid="0012319f" officeooo:paragraph-rsid="0012319f"/>
    </style:style>
    <style:style style:name="P25" style:family="paragraph" style:parent-style-name="Standard">
      <style:text-properties officeooo:paragraph-rsid="002e0cb3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2ab118"/>
    </style:style>
    <style:style style:name="P28" style:family="paragraph" style:parent-style-name="Text_20_body" style:list-style-name="L1">
      <style:text-properties officeooo:rsid="002ab118" officeooo:paragraph-rsid="002ab118"/>
    </style:style>
    <style:style style:name="T1" style:family="text">
      <style:text-properties officeooo:rsid="00152be7"/>
    </style:style>
    <style:style style:name="T2" style:family="text">
      <style:text-properties officeooo:rsid="001775af"/>
    </style:style>
    <style:style style:name="T3" style:family="text">
      <style:text-properties officeooo:rsid="0019e9a5"/>
    </style:style>
    <style:style style:name="T4" style:family="text">
      <style:text-properties officeooo:rsid="001ba190"/>
    </style:style>
    <style:style style:name="T5" style:family="text">
      <style:text-properties officeooo:rsid="001d6404"/>
    </style:style>
    <style:style style:name="T6" style:family="text">
      <style:text-properties officeooo:rsid="001e1f1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f0f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b118" style:text-blinking="false" fo:background-color="transparent" loext:char-shading-value="0"/>
    </style:style>
    <style:style style:name="T11" style:family="text">
      <style:text-properties officeooo:rsid="002e0c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ToDO</text:p>
      <text:p text:style-name="P2"/>
      <text:p text:style-name="P25"><text:span text:style-name="T11">read: </text:span><text:a xlink:type="simple" xlink:href="https://alchitry.com/blogs/tutorials/what-is-an-fpga" text:style-name="Internet_20_link" text:visited-style-name="Visited_20_Internet_20_Link">https://alchitry.com/blogs/tutorials/what-is-an-fpga</text:a> </text:p>
      <text:p text:style-name="P22"/>
      <text:list xml:id="list3536821146" text:style-name="L1">
        <text:list-item>
          <text:p text:style-name="P6">do tutorial from numato</text:p>
          <text:list>
            <text:list-item>
              <text:p text:style-name="P9">constraints – <text:span text:style-name="T5">learn xdc <text:s/>– gave up</text:span></text:p>
            </text:list-item>
            <text:list-item>
              <text:p text:style-name="P21">using old software, sucessully made .bit file and .mcs file</text:p>
            </text:list-item>
            <text:list-item>
              <text:p text:style-name="P21"><text:a xlink:type="simple" xlink:href="https://numato.com/docs/elbert-v2-spartan-3a-fpga-development-board/" text:style-name="Internet_20_link" text:visited-style-name="Visited_20_Internet_20_Link">https://numato.com/docs/elbert-v2-spartan-3a-fpga-development-board/</text:a></text:p>
            </text:list-item>
            <text:list-item>
              <text:p text:style-name="P26"><text:span text:style-name="T8">stuck at “</text:span><text:span text:style-name="T9">Programming FPGA Using ISE iMPACT “</text:span></text:p>
            </text:list-item>
            <text:list-item>
              <text:p text:style-name="P20">can not get board to work <text:s/>“impact initialize chain error 923 can not find cable”</text:p>
            </text:list-item>
            <text:list-item>
              <text:p text:style-name="P26"><text:a xlink:type="simple" xlink:href="https://www.xilinx.com/support/answers/30184.html" text:style-name="Internet_20_link" text:visited-style-name="Visited_20_Internet_20_Link">https://www.xilinx.com/support/answers/30184.html</text:a> <text:s/>dont have permission? </text:p>
              <text:list>
                <text:list-item>
                  <text:p text:style-name="P28">Change ownership</text:p>
                </text:list-item>
                <text:list-item>
                  <text:p text:style-name="P27"><text:bookmark text:name="docs-internal-guid-a7ad7dce-7fff-4805-a6f6-ac96b76c34e5"/><text:span text:style-name="T10">$ sudo chown ashleyrivera.ashleyrivera /dev/ttyACM0 </text:span></text:p>
                </text:list-item>
              </text:list>
            </text:list-item>
          </text:list>
        </text:list-item>
        <text:list-item>
          <text:p text:style-name="P6"/>
        </text:list-item>
        <text:list-item>
          <text:p text:style-name="P6"/>
        </text:list-item>
        <text:list-item>
          <text:p text:style-name="P8">do <text:span text:style-name="T8">other </text:span>tutorial<text:span text:style-name="T8">s</text:span> </text:p>
          <text:list>
            <text:list-item>
              <text:p text:style-name="P8">from youtube? </text:p>
            </text:list-item>
          </text:list>
          <text:p text:style-name="P6"/>
        </text:list-item>
        <text:list-item>
          <text:p text:style-name="P6">.</text:p>
        </text:list-item>
        <text:list-item>
          <text:p text:style-name="P6">.<text:span text:style-name="T8">floating point research: </text:span></text:p>
          <text:list>
            <text:list-item>
              <text:p text:style-name="P7">go through nav docs for floating pint, <text:span text:style-name="T2">design hub view</text:span></text:p>
            </text:list-item>
            <text:list-item>
              <text:p text:style-name="P11">paper cathy emailed</text:p>
            </text:list-item>
            <text:list-item>
              <text:p text:style-name="P11">sc19 conference stuff</text:p>
            </text:list-item>
          </text:list>
        </text:list-item>
        <text:list-item>
          <text:p text:style-name="P11">.</text:p>
        </text:list-item>
        <text:list-item>
          <text:p text:style-name="P11">.</text:p>
        </text:list-item>
        <text:list-item>
          <text:p text:style-name="P21">future:</text:p>
          <text:list>
            <text:list-item>
              <text:p text:style-name="P10">figure out vivado HSL version</text:p>
            </text:list-item>
          </text:list>
        </text:list-item>
        <text:list-item>
          <text:p text:style-name="P11"/>
        </text:list-item>
        <text:list-item>
          <text:p text:style-name="P11">read:</text:p>
        </text:list-item>
        <text:list-item>
          <text:p text:style-name="P11">old -<text:a xlink:type="simple" xlink:href="https://www.xilinx.com/support/documentation/sw_manuals/xilinx2012_2/ug903-vivado-using-constraints.pdf" text:style-name="Internet_20_link" text:visited-style-name="Visited_20_Internet_20_Link">https://www.xilinx.com/support/documentation/sw_manuals/xilinx2012_2/ug903-vivado-using-constraints.pdf</text:a></text:p>
        </text:list-item>
        <text:list-item>
          <text:p text:style-name="P11"><text:a xlink:type="simple" xlink:href="https://www.xilinx.com/support/documentation/sw_manuals/xilinx2018_2/ug903-vivado-using-constraints.pdf" text:style-name="Internet_20_link" text:visited-style-name="Visited_20_Internet_20_Link"><text:span text:style-name="T7">https://www.xilinx.com/support/documentation/sw_manuals/xilinx2018_2/ug903-vivado-using-constraints.pdf</text:span></text:a></text:p>
        </text:list-item>
        <text:list-item>
          <text:p text:style-name="P11"><text:a xlink:type="simple" xlink:href="https://forums.xilinx.com/t5/Design-Entry/Where-are-the-constraints-files-XDC/td-p/689249" text:style-name="Internet_20_link" text:visited-style-name="Visited_20_Internet_20_Link">https://forums.xilinx.com/t5/Design-Entry/Where-are-the-constraints-files-XDC/td-p/689249</text:a> </text:p>
        </text:list-item>
        <text:list-item>
          <text:p text:style-name="P5"><text:span text:style-name="T3">watch: </text:span><text:a xlink:type="simple" xlink:href="https://www.xilinx.com/video/hardware/migrating-ucf-constraints-to-xdc.html" text:style-name="Internet_20_link" text:visited-style-name="Visited_20_Internet_20_Link">https://www.xilinx.com/video/hardware/migrating-ucf-constraints-to-xdc.html</text:a></text:p>
        </text:list-item>
        <text:list-item>
          <text:p text:style-name="P11"><text:a xlink:type="simple" xlink:href="https://www.xilinx.com/support/documentation/sw_manuals/xilinx2018_2/ug911-vivado-migration.pdf#nameddest=MigratingUCFConstraintsToXDC" text:style-name="Internet_20_link" text:visited-style-name="Visited_20_Internet_20_Link">https://www.xilinx.com/support/documentation/sw_manuals/xilinx2018_2/ug911-vivado-migration.pdf#nameddest=MigratingUCFConstraintsToXDC</text:a></text:p>
        </text:list-item>
        <text:list-item>
          <text:p text:style-name="P11">.</text:p>
        </text:list-item>
        <text:list-item>
          <text:p text:style-name="P13">use planAhead to make constraints ? <text:span text:style-name="T8">See video for command</text:span></text:p>
        </text:list-item>
        <text:list-item>
          <text:p text:style-name="P11">.</text:p>
        </text:list-item>
        <text:list-item>
          <text:p text:style-name="P11">.</text:p>
        </text:list-item>
      </text:list>
      <text:p text:style-name="P2"/>
      <text:p text:style-name="P2"/>
      <text:p text:style-name="P2"/>
      <text:p text:style-name="P3"><text:soft-page-break/>Done:</text:p>
      <text:list xml:id="list3438428844" text:style-name="L2">
        <text:list-item>
          <text:p text:style-name="P14">set up git hub with ssh</text:p>
        </text:list-item>
        <text:list-item>
          <text:p text:style-name="P15">installed and liscensed Xilinx “Notes on installing Xilinx”</text:p>
        </text:list-item>
        <text:list-item>
          <text:p text:style-name="P15"><text:span text:style-name="T1">watch:</text:span><text:a xlink:type="simple" xlink:href="https://www.xilinx.com/support/documentation-navigation/overview.html" text:style-name="Internet_20_link" text:visited-style-name="Visited_20_Internet_20_Link">https://www.xilinx.com/support/documentation-navigation/overview.html</text:a></text:p>
        </text:list-item>
        <text:list-item>
          <text:p text:style-name="P16"><text:span text:style-name="T6">installed</text:span> geany</text:p>
        </text:list-item>
        <text:list-item>
          <text:p text:style-name="P17"><text:span text:style-name="T6">attempted</text:span> to convert constraints</text:p>
        </text:list-item>
      </text:list>
      <text:p text:style-name="P4"/>
      <text:p text:style-name="P4"/>
      <text:list xml:id="list175347103165374" text:continue-list="list3536821146" text:style-name="L1">
        <text:list-item>
          <text:p text:style-name="P12"><text:span text:style-name="T4">tcl (vivado console) commands : </text:span><text:a xlink:type="simple" xlink:href="https://www.xilinx.com/support/documentation/sw_manuals/xilinx2018_2/ug835-vivado-tcl-commands.pdf" text:style-name="Internet_20_link" text:visited-style-name="Visited_20_Internet_20_Link">https://www.xilinx.com/support/documentation/sw_manuals/xilinx2018_2/ug835-vivado-tcl-commands.pdf</text:a></text:p>
        </text:list-item>
        <text:list-item>
          <text:p text:style-name="P18">list of vocab, basically : <text:a xlink:type="simple" xlink:href="https://www.xilinx.com/support/documentation/sw_manuals/xilinx2018_2/ug912-vivado-properties.pdf" text:style-name="Internet_20_link" text:visited-style-name="Visited_20_Internet_20_Link"><text:span text:style-name="T3">https://www.xilinx.com/support/documentation/sw_manuals/xilinx2018_2/ug912-vivado-properties.pdf</text:span></text:a></text:p>
        </text:list-item>
        <text:list-item>
          <text:p text:style-name="P18">.</text:p>
        </text:list-item>
        <text:list-item>
          <text:p text:style-name="P19">gave up and installed ISE 14.7</text:p>
        </text:list-item>
        <text:list-item>
          <text:p text:style-name="P19">spent over half an hour trying to run it <text:s/>X(</text:p>
        </text:list-item>
        <text:list-item>
          <text:p text:style-name="P19">got ISE to run simulation</text:p>
        </text:list-item>
        <text:list-item>
          <text:p text:style-name="P23">created bit file and mcs file, stuck on connecting to board</text:p>
          <text:list>
            <text:list-item>
              <text:p text:style-name="P23">driver is ttyACM0 in /dev folder, but I don’t have permission</text:p>
            </text:list-item>
          </text:list>
        </text:list-item>
        <text:list-item>
          <text:p text:style-name="P19"/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2:23:44.386002362</meta:creation-date>
    <dc:date>2019-11-21T17:53:44.159199120</dc:date>
    <meta:editing-duration>PT4H53M4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37" meta:character-count="2018" meta:non-whitespace-character-count="1862"/>
  </office:meta>
</office:document-meta>
</file>